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3aae"/>
    </style:style>
    <style:style style:name="P2" style:family="paragraph" style:parent-style-name="Standard">
      <style:text-properties officeooo:paragraph-rsid="001929ab"/>
    </style:style>
    <style:style style:name="T1" style:family="text">
      <style:text-properties officeooo:rsid="00153aae"/>
    </style:style>
    <style:style style:name="T2" style:family="text">
      <style:text-properties officeooo:rsid="00178e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t a healthy breakfast.Eating breakfast starts your day off on the right foot and gives you fuel for the day that will help you make better food decisions throughout the 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6T11:49:41.796681460</meta:creation-date>
    <dc:date>2021-04-07T13:15:49.763922526</dc:date>
    <meta:editing-duration>PT7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1" meta:character-count="175" meta:non-whitespace-character-count="145"/>
  </office:meta>
</office:document-meta>
</file>